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Horizontal_20_Line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Braden Licastro</text:p>
      <text:p text:style-name="P1"><text:s/>*Computer Science 210</text:p>
      <text:p text:style-name="P1"><text:s/>*Lab 3 - Fall Semester 2011-12</text:p>
      <text:p text:style-name="P1"><text:s/>*Problem 3</text:p>
      <text:p text:style-name="P1"><text:s/>*/</text:p>
      <text:p text:style-name="P1"/>
      <text:p text:style-name="P1">/*</text:p>
      <text:p text:style-name="P1"><text:s/>* x -&gt; Returned</text:p>
      <text:p text:style-name="P1"><text:s/>* y -&gt; N bits</text:p>
      <text:p text:style-name="P1"><text:s/>* p -&gt; Begin at this position</text:p>
      <text:p text:style-name="P1"><text:s/>* n -&gt; Set to this number of rightmost bits.</text:p>
      <text:p text:style-name="P1"><text:s/>*/</text:p>
      <text:p text:style-name="P1"/>
      <text:p text:style-name="P1">#include &lt;stdio.h&gt;</text:p>
      <text:p text:style-name="P1"/>
      <text:p text:style-name="P1">#define ZERO 0</text:p>
      <text:p text:style-name="P1"/>
      <text:p text:style-name="P1">main()</text:p>
      <text:p text:style-name="P1">{</text:p>
      <text:p text:style-name="P1"><text:s text:c="2"/>int x, p, n, y, k;</text:p>
      <text:p text:style-name="P1"><text:s text:c="2"/>x = p = n = y = k = ZERO;</text:p>
      <text:p text:style-name="P1"><text:s text:c="2"/></text:p>
      <text:p text:style-name="P1"><text:s text:c="2"/>printf("What value for x would you like? ");</text:p>
      <text:p text:style-name="P1"><text:s text:c="2"/>scanf("%x", &amp;x);</text:p>
      <text:p text:style-name="P1"><text:s text:c="2"/>printf("\nWhat value for y would you like? ");</text:p>
      <text:p text:style-name="P1"><text:s text:c="2"/>scanf("%x", &amp;y);</text:p>
      <text:p text:style-name="P1"><text:s text:c="2"/>printf("\nWhat value for p would you like? ");</text:p>
      <text:p text:style-name="P1"><text:s text:c="2"/>scanf("%d", &amp;p);</text:p>
      <text:p text:style-name="P1"><text:s text:c="2"/>printf("\nWhat value for n would you like? ");</text:p>
      <text:p text:style-name="P1"><text:s text:c="2"/>scanf("%d", &amp;n);</text:p>
      <text:p text:style-name="P1"/>
      <text:p text:style-name="P1"><text:s text:c="2"/>k = setbits(x, y, p, n);</text:p>
      <text:p text:style-name="P1"/>
      <text:p text:style-name="P1"><text:s text:c="2"/>printf("\nsetbits(%x, %x, %d, %d) = %x\n", x, y, p, n, k);</text:p>
      <text:p text:style-name="P1">}</text:p>
      <text:p text:style-name="P1"/>
      <text:p text:style-name="P1">setbits(int x, int y, int p, int n)</text:p>
      <text:p text:style-name="P1">{</text:p>
      <text:p text:style-name="P1"><text:s text:c="2"/>return (x&amp;~(~(~0&lt;&lt;n)&lt;&lt;(p+1-n))|((y&amp;~(~0&lt;&lt;n))&lt;&lt;(p+1-n)));</text:p>
      <text:p text:style-name="P1">}</text:p>
      <text:p text:style-name="P2"/>
      <text:p text:style-name="P1">What value for x would you like? ffffffff</text:p>
      <text:p text:style-name="P1">What value for y would you like? 12</text:p>
      <text:p text:style-name="P1">What value for p would you like? 14</text:p>
      <text:p text:style-name="P1">What value for n would you like? 7</text:p>
      <text:p text:style-name="P1">setbits(ffffffff, 12, 14, 7) = ffff92ff</text:p>
      <text:p text:style-name="P2"/>
      <text:p text:style-name="P1"/>
      <text:p text:style-name="P1"/>
      <text:p text:style-name="P1"><text:soft-page-break/>What value for x would you like? 00000001</text:p>
      <text:p text:style-name="P1">What value for y would you like? 12345678</text:p>
      <text:p text:style-name="P1">What value for p would you like? 7</text:p>
      <text:p text:style-name="P1">What value for n would you like? 4</text:p>
      <text:p text:style-name="P1">setbits(1, 12345678, 7, 4) = 81</text:p>
      <text:p text:style-name="P2"/>
      <text:p text:style-name="P1">What value for x would you like? 01010101</text:p>
      <text:p text:style-name="P1">What value for y would you like? 1a2b3c4d</text:p>
      <text:p text:style-name="P1">What value for p would you like? 10</text:p>
      <text:p text:style-name="P1">What value for n would you like? 5</text:p>
      <text:p text:style-name="P1">setbits(1010101, 1a2b3c4d, 10, 5) = 1010341</text:p>
      <text:p text:style-name="P2"/>
      <text:p text:style-name="P1">What value for x would you like? 87654321</text:p>
      <text:p text:style-name="P1">What value for y would you like? 81726354</text:p>
      <text:p text:style-name="P1">What value for p would you like? 5</text:p>
      <text:p text:style-name="P1">What value for n would you like? 3</text:p>
      <text:p text:style-name="P1">setbits(87654321, 81726354, 5, 3) = 876543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04T20:58:48</meta:creation-date>
    <meta:document-statistic meta:table-count="0" meta:image-count="0" meta:object-count="0" meta:page-count="2" meta:paragraph-count="54" meta:word-count="289" meta:character-count="1481"/>
    <dc:date>2011-10-04T21:03:31</dc:date>
    <dc:creator>Braden Licastro</dc:creator>
    <meta:editing-duration>PT00H04M43S</meta:editing-duration>
    <meta:editing-cycles>1</meta:editing-cycles>
    <meta:generator>OpenOffice.org/3.2$Linux OpenOffice.org_project/320m12$Build-9483</meta:generator>
  </office:meta>
</office:document-meta>
</file>